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PersistenceManager.createDbNam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PersistenceManager.init( PM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raclePersistenceManager.createSchemaSQL( String sq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raclePersistenceManager.Oracle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PersistenceManager.prepareSchemaObject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raclePersistenceManager.setTableSpace( String tabl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aclePersistenceManager.getTabl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PersistenceManager.checkTablesWith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